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5mm" svg:x="121.43mm" svg:y="4.78mm">
            <draw:object draw:notify-on-update-of-ranges="Лист1.A1:Лист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float" office:value="0.000087" calcext:value-type="float">
            <text:p>8,7E-05</text:p>
          </table:table-cell>
        </table:table-row>
        <table:table-row table:style-name="ro1">
          <table:table-cell office:value-type="float" office:value="0.000135" calcext:value-type="float">
            <text:p>0,000135</text:p>
          </table:table-cell>
        </table:table-row>
        <table:table-row table:style-name="ro1">
          <table:table-cell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0.000268" calcext:value-type="float">
            <text:p>0,000268</text:p>
          </table:table-cell>
        </table:table-row>
        <table:table-row table:style-name="ro1">
          <table:table-cell office:value-type="float" office:value="0.000315" calcext:value-type="float">
            <text:p>0,000315</text:p>
          </table:table-cell>
        </table:table-row>
        <table:table-row table:style-name="ro1">
          <table:table-cell office:value-type="float" office:value="0.000361" calcext:value-type="float">
            <text:p>0,000361</text:p>
          </table:table-cell>
        </table:table-row>
        <table:table-row table:style-name="ro1">
          <table:table-cell office:value-type="float" office:value="0.00041" calcext:value-type="float">
            <text:p>0,00041</text:p>
          </table:table-cell>
        </table:table-row>
        <table:table-row table:style-name="ro1">
          <table:table-cell office:value-type="float" office:value="0.000459" calcext:value-type="float">
            <text:p>0,000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1:48:41.114321399</meta:creation-date>
    <dc:date>2020-06-21T11:50:46.673224203</dc:date>
    <meta:editing-duration>PT2M7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Лист1.A1:Лист1.A10" svg:x="0.319cm" svg:y="0.18cm" svg:width="15.36cm" svg:height="8.646cm">
          <chartooo:coordinate-region svg:x="1.602cm" svg:y="0.379cm" svg:width="13.705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1:Лист1.A10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4">
                <text:p>0.000014</text:p>
                <draw:g>
                  <svg:desc>Лист1.A1:Лист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68">
                <text:p>0.000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459">
                <text:p>0.000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